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mulas for Grand Tour:</text:p>
      <text:p text:style-name="Standard"/>
      <text:p text:style-name="Standard">From Planet1 to Planet3 using 'Swing By' at Planet2</text:p>
      <text:p text:style-name="Standard"/>
      <text:p text:style-name="Standard">Free movement between Planet1 and Planet2:</text:p>
      <text:p text:style-name="Standard">All possible ellipses, that touch P1 and P2</text:p>
      <text:p text:style-name="Standard"/>
      <text:p text:style-name="Standard">r1=1 ; psi1=0 <text:s text:c="8"/>(Position of Planet1)</text:p>
      <text:p text:style-name="Standard">r2=2 ; psi2=1.76 <text:s text:c="3"/>(Position of Planet2)</text:p>
      <text:p text:style-name="Standard"/>
      <text:p text:style-name="Standard"/>
      <text:p text:style-name="Standard">phi = atan((r1*sin(psi1)-r2*sin(psi2))/(r1*cos(psi1)-r2*cos(psi2)))</text:p>
      <text:p text:style-name="Standard">exc = 2*r1*cos(psi1+phi)</text:p>
      <text:p text:style-name="Standard"/>
      <text:p text:style-name="Standard">Choose any kk (Rotation of ellipses itself)</text:p>
      <text:p text:style-name="Standard"/>
      <text:p text:style-name="Standard">#excentricity of ellipse</text:p>
      <text:p text:style-name="Standard"><text:s text:c="2"/>exc = (r2 - r1) / (r2*cos(psi2-kk) – r1*cos(psi1-kk))</text:p>
      <text:p text:style-name="Standard">#main axis of ellipses</text:p>
      <text:p text:style-name="Standard"><text:s text:c="2"/>ha = r2 * (1 - exc * cos(psi2 - kk)) / (1 - exc*exc)</text:p>
      <text:p text:style-name="Standard"/>
      <text:p text:style-name="Standard">#Polar function of ellipse</text:p>
      <text:p text:style-name="Standard">#rad = ha*(1-exc*exc)/(1-exc*cos(zz-kk))</text:p>
      <text:p text:style-name="Standard"/>
      <text:p text:style-name="Standard"/>
      <text:p text:style-name="Standard"/>
      <text:p text:style-name="Standard">#velocity when reaching near of Planet2</text:p>
      <text:p text:style-name="Standard">v2 = massSun*G*(2/r2 – 1/ha)</text:p>
      <text:p text:style-name="Standard"/>
      <text:p text:style-name="Standard">#Angle when reaching near of Planet2</text:p>
      <text:p text:style-name="Standard">alpha2 = arccos((1+exc*cos(psi2))/sqrt(1+2*exc*cos(psi2)+exc*exc))</text:p>
      <text:p text:style-name="Standard">#or</text:p>
      <text:p text:style-name="Standard">alpha2 = arcsin(exc*sin(psi2)/sqrt(1+2*exc*cos(psi2)+exc*exc))</text:p>
      <text:p text:style-name="Standard"/>
      <text:p text:style-name="Standard"/>
      <text:p text:style-name="Standard"># FlyBy at Planet p (hier 2)</text:p>
      <text:p text:style-name="Standard"># Variate distanceFromGround</text:p>
      <text:p text:style-name="Standard">#(may later extend to variate additional accelaration)</text:p>
      <text:p text:style-name="Standard"/>
      <text:p text:style-name="Standard"># Input is end of free flight</text:p>
      <text:p text:style-name="Standard">Vin=v2 ; alphaIn=alpha2</text:p>
      <text:p text:style-name="Standard">#dist = radiusPlanet + distanceFromGround</text:p>
      <text:p text:style-name="Standard"/>
      <text:p text:style-name="Standard"># Velocity relative to planet:</text:p>
      <text:p text:style-name="Standard">Vu = sqrt(Vu*Vu+Vp*Vp-2*Vu*Vp*cos(alphaIn))</text:p>
      <text:p text:style-name="Standard"/>
      <text:p text:style-name="Standard">#Parameters of FlyBy Hyperbel</text:p>
      <text:p text:style-name="Standard">exc = 1 + (dist*Vu*Vu/(massPlanet*G))</text:p>
      <text:p text:style-name="Standard">#h = omegaS*rS*rS</text:p>
      <text:p text:style-name="Standard">#h = dist*sqrt(Vu*Vu+(2*massPlanet*G/dist))</text:p>
      <text:p text:style-name="Standard"/>
      <text:p text:style-name="Standard">#Normalized distance</text:p>
      <text:p text:style-name="Standard"><text:soft-page-break/>distance=dist*sqrt((exc+1)/(exc-1))</text:p>
      <text:p text:style-name="Standard">distanceP = Vp*Vp*delta/(massPlanet*G)</text:p>
      <text:p text:style-name="Standard">#check: distance&gt;sqrt(Sqr(radiusPlanet+massPlanet*G/(Vu*Vu)) - Sqr(massPlanet*G/(Vu*Vu)))</text:p>
      <text:p text:style-name="Standard"/>
      <text:p text:style-name="Standard">#Change of flight angle</text:p>
      <text:p text:style-name="Standard">delta = 2*arctan(Vp*Vp/(distanceP*Vu*Vu))</text:p>
      <text:p text:style-name="Standard">#or</text:p>
      <text:p text:style-name="Standard">delta = 2*arcsin(1/exc)</text:p>
      <text:p text:style-name="Standard"/>
      <text:p text:style-name="Standard">#Velocity after FlyBy (relative to sun)</text:p>
      <text:p text:style-name="Standard">Vout=Vin+Vin*2/(sqrt(1+Sqr(delta*Vin*Vin/(massPlanet*G))))</text:p>
      <text:p text:style-name="Standard"/>
      <text:p text:style-name="Standard">#Angle after FlyBy (relative to sun)</text:p>
      <text:p text:style-name="Standard">alphaOut=alphaIn+delta</text:p>
      <text:p text:style-name="Standard"/>
      <text:p text:style-name="Standard">#Calculate new ellipse para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12:24:54.48</meta:creation-date>
    <meta:document-statistic meta:table-count="0" meta:image-count="0" meta:object-count="0" meta:page-count="2" meta:paragraph-count="46" meta:word-count="208" meta:character-count="1695"/>
    <dc:date>2012-04-22T13:00:14.84</dc:date>
    <meta:editing-duration>PT00H03M57S</meta:editing-duration>
    <meta:editing-cycles>1</meta:editing-cycles>
    <meta:generator>OpenOffice.org/3.2$Win32 OpenOffice.org_project/320m12$Build-9483</meta:generator>
  </office:meta>
</office:document-meta>
</file>